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300000380AE2D082579D7CF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bserver Patter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5.146cm" svg:height="14.196cm" svg:x="1.524cm" svg:y="0.762cm">
          <draw:image xlink:href="Pictures/10000201000004B300000380AE2D082579D7CF3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9T21:49:08.959953666</meta:creation-date>
    <meta:generator>LibreOffice/6.0.7.3$Linux_X86_64 LibreOffice_project/00m0$Build-3</meta:generator>
    <dc:date>2020-11-09T22:49:43.446145280</dc:date>
    <meta:editing-duration>PT2M8S</meta:editing-duration>
    <meta:editing-cycles>2</meta:editing-cycles>
    <meta:document-statistic meta:object-count="27"/>
  </office:meta>
</office:document-meta>
</file>